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038883" style:font-name-asian="Noto Sans CJK SC Regular" style:font-size-asian="12.25pt" style:font-name-complex="FreeSans" style:font-size-complex="14pt"/>
    </style:style>
    <style:style style:name="P2" style:family="paragraph" style:parent-style-name="Title">
      <style:text-properties officeooo:rsid="000c52e1" officeooo:paragraph-rsid="00038883"/>
    </style:style>
    <style:style style:name="P3" style:family="paragraph" style:parent-style-name="Text_20_body" style:list-style-name="L1">
      <style:text-properties officeooo:rsid="0006041e" officeooo:paragraph-rsid="0006041e"/>
    </style:style>
    <style:style style:name="P4" style:family="paragraph" style:parent-style-name="Text_20_body" style:list-style-name="L1">
      <style:text-properties officeooo:paragraph-rsid="0006041e"/>
    </style:style>
    <style:style style:name="P5" style:family="paragraph" style:parent-style-name="Text_20_body">
      <style:text-properties officeooo:rsid="0008335e" officeooo:paragraph-rsid="0008335e"/>
    </style:style>
    <style:style style:name="P6" style:family="paragraph" style:parent-style-name="Text_20_body">
      <style:text-properties officeooo:rsid="000c49fd" officeooo:paragraph-rsid="000c49fd"/>
    </style:style>
    <style:style style:name="P7" style:family="paragraph" style:parent-style-name="Subtitle">
      <style:text-properties officeooo:paragraph-rsid="00038883"/>
    </style:style>
    <style:style style:name="P8" style:family="paragraph" style:parent-style-name="Heading_20_1">
      <style:text-properties officeooo:rsid="0006041e" officeooo:paragraph-rsid="0006041e"/>
    </style:style>
    <style:style style:name="P9" style:family="paragraph" style:parent-style-name="Heading_20_1">
      <style:text-properties officeooo:rsid="0007f76b" officeooo:paragraph-rsid="0007f76b"/>
    </style:style>
    <style:style style:name="P10" style:family="paragraph" style:parent-style-name="Heading_20_1">
      <style:text-properties officeooo:rsid="000afbe2" officeooo:paragraph-rsid="000afbe2"/>
    </style:style>
    <style:style style:name="T1" style:family="text">
      <style:text-properties officeooo:rsid="0006041e"/>
    </style:style>
    <style:style style:name="T2" style:family="text">
      <style:text-properties officeooo:rsid="0007f76b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1.<text:span text:style-name="T1">3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:</text:p>
          </table:table-cell>
          <table:table-cell table:style-name="Table1.B1" office:value-type="string">
            <text:p text:style-name="P1">Tomer Gill</text:p>
          </table:table-cell>
        </table:table-row>
        <table:table-row>
          <table:table-cell table:style-name="Table1.A2" office:value-type="string">
            <text:p text:style-name="P1">ID:</text:p>
          </table:table-cell>
          <table:table-cell table:style-name="Table1.B2" office:value-type="string">
            <text:p text:style-name="P1">318459450</text:p>
          </table:table-cell>
        </table:table-row>
        <table:table-row>
          <table:table-cell table:style-name="Table1.A2" office:value-type="string">
            <text:p text:style-name="P1">U2 User Name:</text:p>
          </table:table-cell>
          <table:table-cell table:style-name="Table1.B2" office:value-type="string">
            <text:p text:style-name="P1"><text:s/>gilltom</text:p>
          </table:table-cell>
        </table:table-row>
      </table:table>
      <text:h text:style-name="P8" text:outline-level="1">The parameters</text:h>
      <text:list xml:id="list1878383470328538177" text:style-name="L1">
        <text:list-item>
          <text:p text:style-name="P4"><text:span text:style-name="T2">Number of the LSTM’s layers: 1</text:span></text:p>
        </text:list-item>
        <text:list-item>
          <text:p text:style-name="P3">Embedding layer size: 50</text:p>
        </text:list-item>
        <text:list-item>
          <text:p text:style-name="P3"><text:span text:style-name="T2">The </text:span>MLP1's input layer size: 150</text:p>
        </text:list-item>
        <text:list-item>
          <text:p text:style-name="P3"><text:span text:style-name="T2">The </text:span>MLP1's hidden layer size: 100</text:p>
        </text:list-item>
        <text:list-item>
          <text:p text:style-name="P3">Train set size: 1000</text:p>
        </text:list-item>
        <text:list-item>
          <text:p text:style-name="P3">Dev set size: 500</text:p>
        </text:list-item>
        <text:list-item>
          <text:p text:style-name="P3">Test set size: 200</text:p>
        </text:list-item>
      </text:list>
      <text:h text:style-name="P10" text:outline-level="1">The Method</text:h>
      <text:p text:style-name="P6">Every sequence (“word”) was broken apart to it’s characters, then each character was given an index (0-9 to 0-9, 10-13 to a-d) that represents an embedding vector. The embedding vectors (of one “word”) were fed to the LSTM one after another, and then the output vector was fed to the MLP<text:span text:style-name="T3">1</text:span><text:span text:style-name="T4">, which returned a 2 dimensioned vector – 0 for “good” examples and 1 for “bad” examples.</text:span></text:p>
      <text:h text:style-name="P9" text:outline-level="1">Results</text:h>
      <text:p text:style-name="P5">The Net succeeded in distinguishing between the examples. It took it 2 Iterations / 11.11 seconds to achieve 100% accuracy on dev and 3 iterations / 16.35 seconds to achieve 0 loss (4 digits after the dot).</text:p>
      <text:p text:style-name="P5">In addition, I’ve created a script to check the accuracy of the prediction (“test1.pred”) and the prediction accuracy was also 100%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3:52:08.503570959</meta:creation-date>
    <dc:date>2017-12-26T14:55:42.339273753</dc:date>
    <meta:editing-duration>PT20M26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181" meta:character-count="984" meta:non-whitespace-character-count="827"/>
  </office:meta>
</office:document-meta>
</file>